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fs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inh Maggiore</meta:initial-creator>
    <dc:creator>Binh Maggiore</dc:creator>
    <meta:creation-date>2017-08-07T18:35:00Z</meta:creation-date>
    <dc:date>2017-08-07T18:36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4" meta:row-count="1" meta:non-whitespace-character-count="4"/>
  </office:meta>
</office:document-meta>
</file>